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/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6pt" svg:x="580.51pt" svg:y="143.8pt">
            <draw:object draw:notify-on-update-of-ranges="Sheet1.A13:Sheet1.A14 Sheet1.B13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.92pt" svg:y="155.65pt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1" table:default-cell-style-name="ce18"/>
        <table:table-column table:style-name="co1" table:default-cell-style-name="ce5"/>
        <table:table-row table:style-name="ro1">
          <table:table-cell table:style-name="ce5" office:value-type="string" calcext:value-type="string">
            <text:p>P, Па</text:p>
          </table:table-cell>
          <table:table-cell table:style-name="ce5" office:value-type="string" calcext:value-type="string">
            <text:p>T, K</text:p>
          </table:table-cell>
          <table:table-cell table:style-name="ce9"/>
          <table:table-cell/>
          <table:table-cell office:value-type="string" calcext:value-type="string">
            <text:p>P^2, Па^2*10^6</text:p>
          </table:table-cell>
          <table:table-cell office:value-type="string" calcext:value-type="string">
            <text:p>T^2, K^2</text:p>
          </table:table-cell>
          <table:table-cell office:value-type="string" calcext:value-type="string">
            <text:p>P*T, Па*K*10^3</text:p>
          </table:table-cell>
          <table:table-cell office:value-type="string" calcext:value-type="string">
            <text:p>Dx</text:p>
          </table:table-cell>
          <table:table-cell table:formula="of:=[.E11]-[.A11]*[.A11]" office:value-type="float" office:value="7350.75000000002" calcext:value-type="float">
            <text:p>7350.75</text:p>
          </table:table-cell>
          <table:table-cell table:style-name="ce13"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08" calcext:value-type="float">
            <text:p>408.0</text:p>
          </table:table-cell>
          <table:table-cell office:value-type="float" office:value="3.007" calcext:value-type="float">
            <text:p>3.007</text:p>
          </table:table-cell>
          <table:table-cell table:style-name="ce10"/>
          <table:table-cell/>
          <table:table-cell table:formula="of:=[.A2]*[.A2]" office:value-type="float" office:value="166464" calcext:value-type="float">
            <text:p>166464</text:p>
          </table:table-cell>
          <table:table-cell table:style-name="ce7" table:formula="of:=[.B2]*[.B2]" office:value-type="float" office:value="9.042049" calcext:value-type="float">
            <text:p>9.042</text:p>
          </table:table-cell>
          <table:table-cell table:style-name="ce7" table:formula="of:=[.A2]*[.B2]" office:value-type="float" office:value="1226.856" calcext:value-type="float">
            <text:p>1226.856</text:p>
          </table:table-cell>
          <table:table-cell office:value-type="string" calcext:value-type="string">
            <text:p>Dy</text:p>
          </table:table-cell>
          <table:table-cell table:formula="of:=[.F11]-[.B11]*[.B11]" office:value-type="float" office:value="0.648762499999999" calcext:value-type="float">
            <text:p>0.65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2.21" calcext:value-type="float">
            <text:p>2.210</text:p>
          </table:table-cell>
          <table:table-cell table:style-name="ce10"/>
          <table:table-cell/>
          <table:table-cell table:formula="of:=[.A3]*[.A3]" office:value-type="float" office:value="108109.44" calcext:value-type="float">
            <text:p>108109.44</text:p>
          </table:table-cell>
          <table:table-cell table:style-name="ce7" table:formula="of:=[.B3]*[.B3]" office:value-type="float" office:value="4.8841" calcext:value-type="float">
            <text:p>4.884</text:p>
          </table:table-cell>
          <table:table-cell table:style-name="ce7" table:formula="of:=[.A3]*[.B3]" office:value-type="float" office:value="726.648" calcext:value-type="float">
            <text:p>726.648</text:p>
          </table:table-cell>
          <table:table-cell office:value-type="string" calcext:value-type="string">
            <text:p>Rxy</text:p>
          </table:table-cell>
          <table:table-cell table:formula="of:=[.G11]-[.A11]*[.B11]" office:value-type="float" office:value="69.0084000000001" calcext:value-type="float">
            <text:p>69.01</text:p>
          </table:table-cell>
          <table:table-cell/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.491" calcext:value-type="float">
            <text:p>1.491</text:p>
          </table:table-cell>
          <table:table-cell table:style-name="ce10"/>
          <table:table-cell/>
          <table:table-cell table:formula="of:=[.A4]*[.A4]" office:value-type="float" office:value="64110.24" calcext:value-type="float">
            <text:p>64110.24</text:p>
          </table:table-cell>
          <table:table-cell table:style-name="ce7" table:formula="of:=[.B4]*[.B4]" office:value-type="float" office:value="2.223081" calcext:value-type="float">
            <text:p>2.223</text:p>
          </table:table-cell>
          <table:table-cell table:style-name="ce7" table:formula="of:=[.A4]*[.B4]" office:value-type="float" office:value="377.5212" calcext:value-type="float">
            <text:p>377.521</text:p>
          </table:table-cell>
          <table:table-cell office:value-type="string" calcext:value-type="string">
            <text:p>a, (K/Па)*10^(-3)</text:p>
          </table:table-cell>
          <table:table-cell table:style-name="ce12" table:formula="of:=[.I3]/[.I1]" office:value-type="float" office:value="0.00938794000612181" calcext:value-type="float">
            <text:p>0.0094</text:p>
          </table:table-cell>
          <table:table-cell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0.848" calcext:value-type="float">
            <text:p>0.848</text:p>
          </table:table-cell>
          <table:table-cell table:style-name="ce10"/>
          <table:table-cell/>
          <table:table-cell table:formula="of:=[.A5]*[.A5]" office:value-type="float" office:value="31541.76" calcext:value-type="float">
            <text:p>31541.76</text:p>
          </table:table-cell>
          <table:table-cell table:style-name="ce7" table:formula="of:=[.B5]*[.B5]" office:value-type="float" office:value="0.719104" calcext:value-type="float">
            <text:p>0.719</text:p>
          </table:table-cell>
          <table:table-cell table:style-name="ce7" table:formula="of:=[.A5]*[.B5]" office:value-type="float" office:value="150.6048" calcext:value-type="float">
            <text:p>150.605</text:p>
          </table:table-cell>
          <table:table-cell office:value-type="string" calcext:value-type="string">
            <text:p>b, K</text:p>
          </table:table-cell>
          <table:table-cell table:style-name="ce12" table:formula="of:=[.B11]-[.I4]*[.A11]" office:value-type="float" office:value="-0.851339687786957" calcext:value-type="float">
            <text:p>-0.8513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Da</text:p>
          </table:table-cell>
          <table:table-cell table:formula="of:=[.J1]*SQRT((1/([.J2]-2))*([.I2]/([.I1]-[.I4]*[.I4])))" office:value-type="float" office:value="0.021124632764179" calcext:value-type="float">
            <text:p>0.02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Db</text:p>
          </table:table-cell>
          <table:table-cell table:formula="of:=[.I6]*SQRT([.E11])" office:value-type="float" office:value="6.42676324269447" calcext:value-type="float">
            <text:p>6.43</text:p>
          </table:table-cell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office:value-type="string" calcext:value-type="string">
            <text:p>Ea</text:p>
          </table:table-cell>
          <table:table-cell table:formula="of:=ABS([.I6]/[.I4])" office:value-type="float" office:value="2.25018830013866" calcext:value-type="float">
            <text:p>2.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b</text:p>
          </table:table-cell>
          <table:table-cell table:formula="of:=ABS([.I7]/[.I5])" office:value-type="float" office:value="7.54899992904212" calcext:value-type="float">
            <text:p>7.55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table:formula="of:=AVERAGE([.A2:.A5])" office:value-type="float" office:value="291.9" calcext:value-type="float">
            <text:p>291.9</text:p>
          </table:table-cell>
          <table:table-cell table:formula="of:=AVERAGE([.B2:.B5])" office:value-type="float" office:value="1.889" calcext:value-type="float">
            <text:p>1.889</text:p>
          </table:table-cell>
          <table:table-cell table:number-columns-repeated="2"/>
          <table:table-cell table:formula="of:=AVERAGE([.E2:.E5])" office:value-type="float" office:value="92556.36" calcext:value-type="float">
            <text:p>92556.36</text:p>
          </table:table-cell>
          <table:table-cell table:formula="of:=AVERAGE([.F2:.F5])" office:value-type="float" office:value="4.2170835" calcext:value-type="float">
            <text:p>4.2170835</text:p>
          </table:table-cell>
          <table:table-cell table:formula="of:=AVERAGE([.G2:.G5])" office:value-type="float" office:value="620.4075" calcext:value-type="float">
            <text:p>620.407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Default" table:number-columns-repeated="8"/>
        </table:table-row>
        <table:table-row table:style-name="ro1">
          <table:table-cell office:value-type="float" office:value="408" calcext:value-type="float">
            <text:p>408.0</text:p>
          </table:table-cell>
          <table:table-cell office:value-type="float" office:value="3.007" calcext:value-type="float">
            <text:p>3.007</text:p>
          </table:table-cell>
          <table:table-cell table:style-name="Default" table:number-columns-repeated="8"/>
        </table:table-row>
        <table:table-row table:style-name="ro1">
          <table:table-cell office:value-type="float" office:value="177.6" calcext:value-type="float">
            <text:p>177.6</text:p>
          </table:table-cell>
          <table:table-cell table:formula="of:=[.I4]*([.A5]-[.A2])+[.B2]" office:value-type="float" office:value="0.844018622589535" calcext:value-type="float">
            <text:p>0.844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0:15:15.690953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10T20:18:00.693524239</dc:date>
    <meta:editing-duration>PT1H57M44S</meta:editing-duration>
    <meta:editing-cycles>17</meta:editing-cycles>
    <meta:generator>LibreOffice/5.4.5.1$Linux_X86_64 LibreOffice_project/40m0$Build-1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4.204cm" style:legend-expansion="high" chart:style-name="ch2"/>
        <chart:plot-area chart:style-name="ch3" table:cell-range-address="Sheet1.A13:Sheet1.B14" svg:x="0.635cm" svg:y="0.126cm" svg:width="11.985cm" svg:height="8.645cm">
          <chartooo:coordinate-region svg:x="1.362cm" svg:y="0.326cm" svg:width="10.97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4" chart:class="chart:scatter">
            <chart:domain table:cell-range-address="Sheet1.A13:Sheet1.A1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">
                <text:p>408</text:p>
                <draw:g>
                  <svg:desc>Sheet1.A13:Sheet1.A14</svg:desc>
                </draw:g>
              </table:table-cell>
              <table:table-cell office:value-type="float" office:value="3.007">
                <text:p>3.007</text:p>
                <draw:g>
                  <svg:desc>Sheet1.B1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6">
                <text:p>177.6</text:p>
              </table:table-cell>
              <table:table-cell office:value-type="float" office:value="0.844018622589535">
                <text:p>0.844018622589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:Sheet1.B5" svg:x="0.32cm" svg:y="0.18cm" svg:width="13.097cm" svg:height="8.64cm">
          <chartooo:coordinate-region svg:x="1.047cm" svg:y="0.379cm" svg:width="12.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class="chart:scatter">
            <chart:domain table:cell-range-address="Sheet1.A2:Sheet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">
                <text:p>408</text:p>
                <draw:g>
                  <svg:desc>Sheet1.A2:Sheet1.A5</svg:desc>
                </draw:g>
              </table:table-cell>
              <table:table-cell office:value-type="float" office:value="3.007">
                <text:p>3.007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.8">
                <text:p>328.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.2">
                <text:p>253.2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.6">
                <text:p>177.6</text:p>
              </table:table-cell>
              <table:table-cell office:value-type="float" office:value="0.848">
                <text:p>0.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